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stinationImpl.createMess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stinationImpl.send( NormalizedMessage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stinationImpl.DestinationImpl( String uri , BeanEndpoint endpoi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